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64" calcext:value-type="float">
            <text:p>9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5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2"/>
          <table:table-cell office:value-type="string" calcext:value-type="string">
            <text:p>1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77]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42:59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0:43:06.891000000</dc:date>
    <meta:editing-duration>PT40S</meta:editing-duration>
    <meta:editing-cycles>5</meta:editing-cycles>
    <meta:document-statistic meta:table-count="1" meta:cell-count="110" meta:object-count="0"/>
  </office:meta>
</office:document-meta>
</file>